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c7565" officeooo:paragraph-rsid="000c7565"/>
    </style:style>
    <style:style style:name="P2" style:family="paragraph" style:parent-style-name="Standard">
      <style:paragraph-properties fo:text-align="justify" style:justify-single-word="false"/>
      <style:text-properties officeooo:rsid="000d625b" officeooo:paragraph-rsid="000d625b"/>
    </style:style>
    <style:style style:name="P3" style:family="paragraph" style:parent-style-name="Standard" style:list-style-name="L1">
      <style:paragraph-properties fo:text-align="justify" style:justify-single-word="false"/>
      <style:text-properties officeooo:rsid="000e1ec2" officeooo:paragraph-rsid="000e1ec2"/>
    </style:style>
    <style:style style:name="P4" style:family="paragraph" style:parent-style-name="Standard" style:list-style-name="L1">
      <style:paragraph-properties fo:text-align="justify" style:justify-single-word="false"/>
      <style:text-properties officeooo:rsid="000f5beb" officeooo:paragraph-rsid="000f5beb"/>
    </style:style>
    <style:style style:name="P5" style:family="paragraph" style:parent-style-name="Standard" style:list-style-name="L1">
      <style:paragraph-properties fo:text-align="justify" style:justify-single-word="false"/>
      <style:text-properties officeooo:rsid="00108cd4" officeooo:paragraph-rsid="00108cd4"/>
    </style:style>
    <style:style style:name="P6" style:family="paragraph" style:parent-style-name="Standard">
      <style:paragraph-properties fo:text-align="justify" style:justify-single-word="false"/>
      <style:text-properties officeooo:rsid="00108cd4" officeooo:paragraph-rsid="00108cd4"/>
    </style:style>
    <style:style style:name="P7" style:family="paragraph" style:parent-style-name="Standard" style:list-style-name="L1">
      <style:paragraph-properties fo:text-align="justify" style:justify-single-word="false"/>
      <style:text-properties officeooo:rsid="0010c7ba" officeooo:paragraph-rsid="0010c7ba"/>
    </style:style>
    <style:style style:name="P8" style:family="paragraph" style:parent-style-name="Standard" style:list-style-name="L1">
      <style:paragraph-properties fo:text-align="justify" style:justify-single-word="false"/>
      <style:text-properties officeooo:rsid="00124e06" officeooo:paragraph-rsid="00124e06"/>
    </style:style>
    <style:style style:name="P9" style:family="paragraph" style:parent-style-name="Standard">
      <style:paragraph-properties fo:text-align="justify" style:justify-single-word="false"/>
      <style:text-properties officeooo:rsid="0012c05e" officeooo:paragraph-rsid="0012c05e"/>
    </style:style>
    <style:style style:name="T1" style:family="text">
      <style:text-properties officeooo:rsid="000d625b"/>
    </style:style>
    <style:style style:name="T2" style:family="text">
      <style:text-properties officeooo:rsid="0010c7ba"/>
    </style:style>
    <style:style style:name="T3" style:family="text">
      <style:text-properties officeooo:rsid="00124e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usieurs pistes sont envisagées <text:span text:style-name="T1">pour Solioti.</text:span></text:p>
      <text:p text:style-name="P1"/>
      <text:p text:style-name="P2">I/ Un mur végétalisé d’intérieur</text:p>
      <text:p text:style-name="P2"/>
      <text:p text:style-name="P2">Le principe : un mur végétalisé placé en intérieur (mur, meuble, …) avec un système automatisé dont l’objectif est d’entretenir un couvert végétal d’ornement ou d’alimentation (fleurs, herbes aromatiques, …).</text:p>
      <text:p text:style-name="P2"/>
      <text:p text:style-name="P2">Le matériel IoT :</text:p>
      <text:list xml:id="list4932909270676378302" text:style-name="L1">
        <text:list-item>
          <text:p text:style-name="P3"><text:span text:style-name="T3">[</text:span><text:a xlink:type="simple" xlink:href="https://fr.aliexpress.com/item/4000010664281.html?spm=a2g0o.search0303.0.0.44fa5520IcA1ph&amp;algo_pvid=fccaa853-d771-4576-b982-42bc69368e1c&amp;algo_expid=fccaa853-d771-4576-b982-42bc69368e1c-1&amp;btsid=2100bde716043356602048950e3e36&amp;ws_ab_test=searchweb0_0,searchweb201602_,searchweb201603_" text:style-name="Internet_20_link" text:visited-style-name="Visited_20_Internet_20_Link"><text:span text:style-name="T3">lien</text:span></text:a><text:span text:style-name="T3">] </text:span>un éclairage à spectre complet pour floraison intérieure de plantes (optionnel) =&gt; 20€ ;</text:p>
        </text:list-item>
        <text:list-item>
          <text:p text:style-name="P3"><text:span text:style-name="T3">[</text:span><text:a xlink:type="simple" xlink:href="https://fr.aliexpress.com/item/32966597260.html?spm=a2g0o.productlist.0.0.51e47d7fRhrEF5&amp;algo_pvid=da041b23-bc53-420c-82f0-b5ef535533d9&amp;algo_expid=da041b23-bc53-420c-82f0-b5ef535533d9-0&amp;btsid=2100bde716043358018312168e3e36&amp;ws_ab_test=searchweb0_0,searchweb201602_,searchweb201603_" text:style-name="Internet_20_link" text:visited-style-name="Visited_20_Internet_20_Link"><text:span text:style-name="T3">lien</text:span></text:a><text:span text:style-name="T3">] </text:span>un capteur d’intensité lumineuse, de température et d’humidité adapté à la floraison intérieure de plantes =&gt; 45€ ;</text:p>
        </text:list-item>
        <text:list-item>
          <text:p text:style-name="P4"><text:span text:style-name="T3">[</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3">lien</text:span></text:a><text:span text:style-name="T3">] </text:span>un capteur d’humidité au sol =&gt; 5€ ;</text:p>
        </text:list-item>
        <text:list-item>
          <text:p text:style-name="P5"><text:span text:style-name="T3">[</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3">lien</text:span></text:a><text:span text:style-name="T3">] </text:span>un contrôleur de niveau d’eau (plein/vide) =&gt; 10€ ;</text:p>
        </text:list-item>
        <text:list-item>
          <text:p text:style-name="P5"><text:span text:style-name="T3">[</text:span><text:a xlink:type="simple" xlink:href="https://fr.aliexpress.com/item/32840048378.html?spm=a2g0o.productlist.0.0.22cf58feAgsymR&amp;algo_pvid=5e0cfda8-d121-434d-8ff4-7de06f2f28e5&amp;algo_expid=5e0cfda8-d121-434d-8ff4-7de06f2f28e5-1&amp;btsid=0b0a0ae216043376486637619ebc83&amp;ws_ab_test=searchweb0_0,searchweb201602_,searchweb201603_" text:style-name="Internet_20_link" text:visited-style-name="Visited_20_Internet_20_Link"><text:span text:style-name="T3">lien</text:span></text:a><text:span text:style-name="T3">] </text:span>un Raspberry modèle B Pi <text:span text:style-name="T2">3</text:span> avec Wifi et Bluetooth + dissipateur de chaleur + <text:span text:style-name="T2">prise d’alimentation</text:span> =&gt; <text:span text:style-name="T2">5</text:span>0€ ;</text:p>
        </text:list-item>
        <text:list-item>
          <text:p text:style-name="P7"><text:span text:style-name="T3">[</text:span><text:a xlink:type="simple" xlink:href="https://fr.aliexpress.com/item/32732615315.html?spm=a2g0o.detail.1000060.3.471438f15OrBX6&amp;gps-id=pcDetailBottomMoreThisSeller&amp;scm=1007.13339.169870.0&amp;scm_id=1007.13339.169870.0&amp;scm-url=1007.13339.169870.0&amp;pvid=a1414074-cca6-4d4d-a8d0-6bbf54dc100b&amp;_t=gps-id:pcDetailBottomMoreThisSeller,scm-url:1007.13339.169870.0,pvid:a1414074-cca6-4d4d-a8d0-6bbf54dc100b,tpp_buckets:668%230%23131923%230_668%23808%233772%23906_668%23888%233325%2316_668%234328%2319941%23989_668%232846%238109%23252_668%232717%237563%23547_668%231000022185%231000066058%230_668%233468%2315613%23404" text:style-name="Internet_20_link" text:visited-style-name="Visited_20_Internet_20_Link"><text:span text:style-name="T3">lien</text:span></text:a><text:span text:style-name="T3">] </text:span>un écran LCD 5 pouces pour Raspberry Pi 3 tactile HDMI 800x480 avec stylo =&gt; 35€ ;</text:p>
        </text:list-item>
        <text:list-item>
          <text:p text:style-name="P8">[<text:a xlink:type="simple" xlink:href="https://fr.aliexpress.com/item/1005001565207157.html?spm=a2g0o.productlist.0.0.47567ca0JCo8nr&amp;algo_pvid=e2e9e941-a2d4-4040-8359-32246b1a9de7&amp;algo_expid=e2e9e941-a2d4-4040-8359-32246b1a9de7-0&amp;btsid=0b0a0ae216043375304786792ebc83&amp;ws_ab_test=searchweb0_0,searchweb201602_,searchweb201603_" text:style-name="Internet_20_link" text:visited-style-name="Visited_20_Internet_20_Link">lien</text:a>] carte d’extension de module de panneau de commande de relais RPI à 6 canaux pour Raspberry Pi 3 =&gt; 20€.</text:p>
        </text:list-item>
      </text:list>
      <text:p text:style-name="P6"/>
      <text:p text:style-name="P6">Total : <text:span text:style-name="T3">165-185€.</text:span></text:p>
      <text:p text:style-name="P6"/>
      <text:p text:style-name="P9">Fonctionnement général : le dispositif est commandé par un Raspberry équipé d’une carte d’extension pour pouvoir communiquer avec l’équipement électronique. Les données récupérées par les capteurs seront la luminosité, la température ambiante, l’humidité de l’air et de substrat ainsi que l’état de la cuve entre plein et vide. Ces données sont transmises au serveur du Raspberry qui sera en capacité de stocker les informations en réseau local via Node-Red (plate-forme de low-code en Javascript qui sert de cerveau au système d’automatisation). L’utilisation des équipements électroniques demandera sans doute d’utiliser du Python ou du C++ en langage de programmation. L’interaction avec ces données (affichages, commande de la lampe horticole, réglages) sera possible via l’écran tactile connecté au Raspber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7:24:10.024000000</meta:creation-date>
    <dc:date>2020-11-02T18:50:38.860000000</dc:date>
    <meta:editing-duration>PT2M55S</meta:editing-duration>
    <meta:editing-cycles>1</meta:editing-cycles>
    <meta:document-statistic meta:table-count="0" meta:image-count="0" meta:object-count="0" meta:page-count="1" meta:paragraph-count="13" meta:word-count="285" meta:character-count="1771" meta:non-whitespace-character-count="1506"/>
    <meta:generator>LibreOffice/5.2.5.1$Windows_x86 LibreOffice_project/0312e1a284a7d50ca85a365c316c7abbf20a4d22</meta:generator>
  </office:meta>
</office:document-meta>
</file>